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office:value-type="string" calcext:value-type="string">
            <text:p>-5108.46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table:number-columns-repeated="16"/>
          <table:table-cell table:style-name="Default" table:number-columns-repeated="2"/>
          <table:table-cell table:number-columns-repeated="1005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.00.0000</text:date>, <text:time style:data-style-name="N2" text:time-value="23:56:41.97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9T00:09:39.526000000</dc:date>
    <meta:editing-duration>P8DT1H10M50S</meta:editing-duration>
    <meta:editing-cycles>3596</meta:editing-cycles>
    <meta:document-statistic meta:table-count="6" meta:cell-count="9866" meta:object-count="0"/>
    <meta:user-defined meta:name="qrichtext">1</meta:user-defined>
  </office:meta>
</office:document-meta>
</file>